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8.498cm" style:rel-column-width="3276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8.498cm" style:rel-column-width="32767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16.999cm" style:rel-column-width="65535*"/>
    </style:style>
    <style:style style:name="Tableau4.A1" style:family="table-cell">
      <style:table-cell-properties fo:padding="0.097cm" fo:border="0.002cm solid #000000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16.999cm" style:rel-column-width="65535*"/>
    </style:style>
    <style:style style:name="Tableau5.A1" style:family="table-cell">
      <style:table-cell-properties fo:padding="0.097cm" fo:border="0.002cm solid #000000"/>
    </style:style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Table_20_Contents">
      <style:text-properties fo:font-size="12pt" style:font-size-asian="10.5pt" style:font-size-complex="12pt"/>
    </style:style>
    <style:style style:name="P3" style:family="paragraph" style:parent-style-name="Table_20_Contents">
      <style:text-properties fo:font-size="12pt" style:font-size-asian="10.5pt" style:font-size-complex="12pt"/>
    </style:style>
    <style:style style:name="P4" style:family="paragraph" style:parent-style-name="Standard">
      <style:text-properties fo:font-size="12pt" style:font-size-asian="10.5pt" style:font-size-complex="12pt"/>
    </style:style>
    <style:style style:name="P5" style:family="paragraph" style:parent-style-name="Text_20_body">
      <style:text-properties fo:font-size="6pt" style:font-size-asian="5.25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0.5pt" style:font-size-complex="12pt"/>
    </style:style>
    <style:style style:name="Sect1" style:family="section">
      <style:section-properties style:editable="false">
        <style:columns fo:column-count="0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text:id="ct147357984">
          <text:insertion>
            <office:change-info>
              <dc:creator>Gaetan Delannay</dc:creator>
              <dc:date>2008-03-17T23:59:00</dc:date>
            </office:change-info>
          </text:insertion>
        </text:changed-region>
        <text:changed-region text:id="ct149267480">
          <text:insertion>
            <office:change-info>
              <dc:creator>Gaetan Delannay</dc:creator>
              <dc:date>2008-03-18</dc:date>
            </office:change-info>
          </text:insertion>
        </text:changed-region>
        <text:changed-region text:id="ct149267704">
          <text:insertion>
            <office:change-info>
              <dc:creator>Gaetan Delannay</dc:creator>
              <dc:date>2008-03-17T23:59:00</dc:date>
            </office:change-info>
          </text:insertion>
        </text:changed-region>
        <text:changed-region text:id="ct148586424">
          <text:insertion>
            <office:change-info>
              <dc:creator>Gaetan Delannay</dc:creator>
              <dc:date>2008-03-1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éhé here I <office:annotation><dc:date>2008-03-17T00:00:00</dc:date><text:p>do text else </text:p></office:annotation>have an « else » before I define any « if ».</text:p>
      <text:p text:style-name="P1"/>
      <text:p text:style-name="P1">This line <text:span text:style-name="T1">A</text:span> will<office:annotation><dc:date>2008-03-17T00:00:00</dc:date><text:p>do text if trueCondition</text:p></office:annotation> be part of the result</text:p>
      <text:p text:style-name="P1">This <office:annotation><dc:date>2008-03-17T00:00:00</dc:date><text:p>do text else</text:p></office:annotation>line <text:span text:style-name="T1">B</text:span> will not be rendered.</text:p>
      <text:p text:style-name="P1"/>
      <text:p text:style-name="P1">This line <text:span text:style-name="T1">C</text:span> wil<office:annotation><dc:date>2008-03-17T00:00:00</dc:date><text:p>do text if falseCondition</text:p></office:annotation>l not be rendered.</text:p>
      <text:p text:style-name="P1">This l<office:annotation><dc:date>2008-03-17T00:00:00</dc:date><text:p>do text else</text:p><text:p>from '&lt;text:p&gt;Hello&lt;/text:p&gt;'</text:p></office:annotation>ine <text:span text:style-name="T1">D</text:span> will be in the result but replaced with the content of the from clause.</text:p>
      <text:p text:style-name="P1"/>
      <text:p text:style-name="P1">Héhéhé here I <office:annotation><dc:date>2008-03-17T00:00:00</dc:date><text:p>do text else </text:p></office:annotation>have an « else » but without any « unconsumed » if available.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<office:annotation><dc:date>2008-03-17T00:00:00</dc:date><text:p>do row for elem in oooo</text:p></office:annotation><office:annotation><dc:date>2008-03-18T00:00:00</dc:date><text:p>do text if elem.v == 'a'</text:p></office:annotation><text:change-start text:change-id="ct147357984"/><text:span text:style-name="T2">elem.v</text:span><text:change-end text:change-id="ct147357984"/> </text:p>
            <text:p text:style-name="P2"><office:annotation><dc:date>2008-03-18T00:00:00</dc:date><text:p>do text else</text:p></office:annotation><text:change-start text:change-id="ct149267480"/><text:span text:style-name="T2">elem.vv</text:span><text:change-end text:change-id="ct149267480"/> </text:p>
          </table:table-cell>
          <table:table-cell table:style-name="Tableau1.B1" office:value-type="string">
            <text:p text:style-name="P2"><office:annotation><dc:date>2008-03-18T00:00:00</dc:date><text:p>do text if elem.v == 'c'</text:p></office:annotation><text:change-start text:change-id="ct149267704"/><text:span text:style-name="T2">elem.v</text:span><text:change-end text:change-id="ct149267704"/> </text:p>
            <text:p text:style-name="P2"><office:annotation><dc:date>2008-03-18T00:00:00</dc:date><text:p>do text else</text:p></office:annotation><text:change-start text:change-id="ct148586424"/><text:span text:style-name="T2">elem.vv</text:span><text:change-end text:change-id="ct148586424"/> </text:p>
          </table:table-cell>
        </table:table-row>
      </table:table>
      <text:p text:style-name="P1"/>
      <text:h text:style-name="Heading_20_2" text:outline-level="2">Now an example with named « ifs ».</text:h>
      <text:section text:style-name="Sect1" text:name="IfSection">
        <text:p text:style-name="P1"><office:annotation><dc:date>2008-03-19T00:00:00</dc:date><text:p>sec: do section if True</text:p></office:annotation></text:p>
        <table:table table:name="Tableau2" table:style-name="Tableau2">
          <table:table-column table:style-name="Tableau2.A" table:number-columns-repeated="2"/>
          <table:table-row>
            <table:table-cell table:style-name="Tableau2.A1" office:value-type="string">
              <text:p text:style-name="P2"><office:annotation><dc:date>2008-03-19T00:00:00</dc:date><text:p>tab: do table if False</text:p></office:annotation>Not rendered</text:p>
            </table:table-cell>
            <table:table-cell table:style-name="Tableau2.B1" office:value-type="string">
              <text:p text:style-name="P2"><office:annotation><dc:date>2008-03-19T00:00:00</dc:date><text:p>do text if True</text:p></office:annotation>Not rendered</text:p>
              <text:p text:style-name="P2">No<office:annotation><dc:date>2008-03-19T00:00:00</dc:date><text:p>do text else</text:p></office:annotation>t rendered too.</text:p>
            </table:table-cell>
          </table:table-row>
        </table:table>
        <text:p text:style-name="P1"/>
        <text:p text:style-name="P1"><office:annotation><dc:date>2008-03-19T00:00:00</dc:date><text:p>do text else tab</text:p></office:annotation>Blabla will be included!</text:p>
      </text:section>
      <text:p text:style-name="P1"/>
      <text:p text:style-name="P1">This text will <office:annotation><dc:date>2008-03-19T00:00:00</dc:date><text:p>do text else sec</text:p></office:annotation>not be rendered.</text:p>
      <text:p text:style-name="P1"/>
      <text:p text:style-name="P1">In this example, the names were not needed because pod could unambiguously detect at what « if » each « else » is related. So hereafter, we produce the same example but with unnamed « ifs » instead.</text:p>
      <text:h text:style-name="Heading_20_2" text:outline-level="2">The same example with unnamed « ifs ».</text:h>
      <text:section text:style-name="Sect1" text:name="Section1">
        <text:p text:style-name="P1"><office:annotation><dc:date>2008-03-19T00:00:00</dc:date><text:p>do section if True</text:p></office:annotation></text:p>
        <table:table table:name="Tableau3" table:style-name="Tableau3">
          <table:table-column table:style-name="Tableau3.A" table:number-columns-repeated="2"/>
          <table:table-row>
            <table:table-cell table:style-name="Tableau3.A1" office:value-type="string">
              <text:p text:style-name="P2"><office:annotation><dc:date>2008-03-19T00:00:00</dc:date><text:p>do table if False</text:p></office:annotation>Not rendered</text:p>
            </table:table-cell>
            <table:table-cell table:style-name="Tableau3.B1" office:value-type="string">
              <text:p text:style-name="P2"><office:annotation><dc:date>2008-03-19T00:00:00</dc:date><text:p>do text if True</text:p></office:annotation>Not rendered</text:p>
              <text:p text:style-name="P2">No<office:annotation><dc:date>2008-03-19T00:00:00</dc:date><text:p>do text else</text:p></office:annotation>t rendered too.</text:p>
            </table:table-cell>
          </table:table-row>
        </table:table>
        <text:p text:style-name="P1"/>
        <text:p text:style-name="P1"><office:annotation><dc:date>2008-03-19T00:00:00</dc:date><text:p>do text else</text:p></office:annotation>Blabla will be included!</text:p>
      </text:section>
      <text:p text:style-name="P1"/>
      <text:p text:style-name="P1">This text will <office:annotation><dc:date>2008-03-19T00:00:00</dc:date><text:p>do text else</text:p></office:annotation>not be rendered.</text:p>
      <text:h text:style-name="Heading_20_2" text:outline-level="2">An example where named ifs are needed</text:h>
      <text:p text:style-name="Text_20_body">In this example, the « else » clause needs to explicitly refer to the first named « if »; else, it would have been linked to the second one, which was not what we wanted.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><office:annotation><dc:date>2008-03-19T00:00:00</dc:date><text:p>tab: do table if True</text:p></office:annotation>Hello<office:annotation><dc:date>2008-03-19T00:00:00</dc:date><text:p>do text if False</text:p></office:annotation>, this cell will be empty after rendering.</text:p>
          </table:table-cell>
        </table:table-row>
      </table:table>
      <text:p text:style-name="P5"/>
      <text:p text:style-name="Text_20_body">It will not be re<office:annotation><dc:date>2008-03-19T00:00:00</dc:date><text:p>do text else tab</text:p></office:annotation>ndered because it is linked to the first « if ».</text:p>
      <text:h text:style-name="Heading_20_2" text:outline-level="2">The same example, but without named ifs</text:h>
      <text:p text:style-name="Standard">Indeed, the same example without referring to a named « if » procudes a wrong result: the last line still appears because it is linked by default to the preceding « if » (the second one) and not the first one.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><office:annotation><dc:date>2008-03-19T00:00:00</dc:date><text:p>tab: do table if True</text:p></office:annotation>Hello<office:annotation><dc:date>2008-03-19T00:00:00</dc:date><text:p>do text if False</text:p></office:annotation>, this cell will be empty after rendering.</text:p>
          </table:table-cell>
        </table:table-row>
      </table:table>
      <text:p text:style-name="P5"/>
      <text:p text:style-name="Standard">It will not be re<office:annotation><dc:date>2008-03-19T00:00:00</dc:date><text:p>do text else</text:p></office:annotation>ndered because it is linked to the first « if 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DejaVu Sans" style:font-size-asian="12pt" style:language-asian="fr" style:country-asian="FR" style:font-name-complex="DejaVu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4-20T21:43:58</meta:creation-date>
    <dc:creator>Gaetan Delannay</dc:creator>
    <dc:date>2008-03-19T22:52:47</dc:date>
    <dc:language>fr-FR</dc:language>
    <meta:editing-cycles>18</meta:editing-cycles>
    <meta:editing-duration>PT3H59M47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2" meta:paragraph-count="33" meta:word-count="275" meta:character-count="1518"/>
  </office:meta>
</office:document-meta>
</file>